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PMincho" svg:font-family="'MS PMincho'"/>
    <style:font-face style:name="Mangal1" svg:font-family="Mangal"/>
    <style:font-face style:name="Myriad Pro" svg:font-family="'Myriad Pr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yriad Pro" fo:font-size="7.80000019073486pt"/>
    </style:style>
    <style:style style:name="P2" style:family="paragraph" style:parent-style-name="Standard">
      <style:text-properties fo:color="#000000" style:font-name="Myriad Pro" fo:font-size="7.80000019073486pt"/>
    </style:style>
    <style:style style:name="P3" style:family="paragraph" style:parent-style-name="Standard">
      <style:text-properties fo:color="#3f48f2" style:font-name="Myriad Pro" fo:font-size="7.80000019073486pt"/>
    </style:style>
    <style:style style:name="P4" style:family="paragraph" style:parent-style-name="Standard">
      <style:text-properties fo:color="#b61d09" style:font-name="Myriad Pro" fo:font-size="7.80000019073486pt"/>
    </style:style>
    <style:style style:name="P5" style:family="paragraph" style:parent-style-name="Standard">
      <style:text-properties fo:color="#bc320d" style:font-name="Myriad Pro" fo:font-size="7.80000019073486pt"/>
    </style:style>
    <style:style style:name="P6" style:family="paragraph" style:parent-style-name="Standard">
      <style:text-properties fo:color="#189a23" style:font-name="Myriad Pro" fo:font-size="7.80000019073486pt" fo:font-style="italic"/>
    </style:style>
    <style:style style:name="P7" style:family="paragraph" style:parent-style-name="Standard">
      <style:text-properties fo:font-size="7.80000019073486pt"/>
    </style:style>
    <style:style style:name="P8" style:family="paragraph" style:parent-style-name="Standard">
      <style:text-properties fo:font-size="7.80000019073486pt" fo:font-style="italic" fo:font-weight="bold"/>
    </style:style>
    <style:style style:name="P9" style:family="paragraph" style:parent-style-name="Standard">
      <style:text-properties fo:color="#0d0d0d" style:font-name="Myriad Pro" fo:font-size="7.80000019073486pt"/>
    </style:style>
    <style:style style:name="P10" style:family="paragraph" style:parent-style-name="Standard">
      <style:text-properties fo:color="#0d0d0d" fo:font-size="7.80000019073486pt"/>
    </style:style>
    <style:style style:name="P11" style:family="paragraph" style:parent-style-name="Standard">
      <style:paragraph-properties fo:margin-left="0cm" fo:margin-right="0cm" fo:margin-top="0cm" fo:margin-bottom="0cm" fo:text-indent="0cm" style:auto-text-indent="false"/>
      <style:text-properties fo:font-variant="normal" fo:text-transform="none" style:font-name="MS PMincho" fo:font-size="7.80000019073486pt" fo:font-style="normal" fo:font-weight="normal"/>
    </style:style>
    <style:style style:name="P12" style:family="paragraph" style:parent-style-name="Standard">
      <style:paragraph-properties fo:margin-left="0cm" fo:margin-right="0cm" fo:margin-top="0cm" fo:margin-bottom="0cm" fo:text-indent="0cm" style:auto-text-indent="false"/>
      <style:text-properties fo:font-variant="normal" fo:text-transform="none" fo:color="#000000" style:font-name="Myriad Pro" fo:font-size="7.80000019073486pt" fo:font-style="normal" fo:font-weight="normal"/>
    </style:style>
    <style:style style:name="T1" style:family="text">
      <style:text-properties fo:font-weight="bold"/>
    </style:style>
    <style:style style:name="T2" style:family="text">
      <style:text-properties fo:font-style="italic" fo:font-weight="bold"/>
    </style:style>
    <style:style style:name="T3" style:family="text">
      <style:text-properties fo:color="#7b1886" fo:font-weight="bold"/>
    </style:style>
    <style:style style:name="T4" style:family="text">
      <style:text-properties fo:color="#b61d09"/>
    </style:style>
    <style:style style:name="T5" style:family="text">
      <style:text-properties fo:color="#b61d09" fo:font-style="italic" fo:font-weight="bold"/>
    </style:style>
    <style:style style:name="T6" style:family="text">
      <style:text-properties fo:color="#3f48f2"/>
    </style:style>
    <style:style style:name="T7" style:family="text">
      <style:text-properties fo:color="#000000"/>
    </style:style>
    <style:style style:name="T8" style:family="text">
      <style:text-properties fo:color="#000000" fo:font-weight="bold"/>
    </style:style>
    <style:style style:name="T9" style:family="text">
      <style:text-properties fo:color="#bc320d"/>
    </style:style>
    <style:style style:name="T10" style:family="text">
      <style:text-properties fo:color="#189a23" fo:font-style="italic"/>
    </style:style>
    <style:style style:name="T11" style:family="text">
      <style:text-properties fo:color="#030303"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re is the <text:span text:style-name="T3">list of cards</text:span> I am proposing for the Age of Renaissance reconfiguration.  Changes from the original are in <text:span text:style-name="T2">bold</text:span> or are described in detail.</text:p>
      <text:p text:style-name="P2"/>
      <text:p text:style-name="P2"/>
      <text:p text:style-name="P12">Stone: 0, 1, 2, 3, 4, 5, 6, 7, 8, 9, 10, 11, 12, 13, 14</text:p>
      <text:p text:style-name="P12">Wool: <text:bookmark-start text:name="__DdeLink__1_1523195684"/>0, 1, 3, 4, 6, 7, 9, 10, 12, 13, 15, 16<text:bookmark-end text:name="__DdeLink__1_1523195684"/></text:p>
      <text:p text:style-name="P12">Timber: <text:bookmark-start text:name="__DdeLink__3_1523195684"/>1, 2, 4, 6, 8, 10, 12, 14, 16<text:bookmark-end text:name="__DdeLink__3_1523195684"/></text:p>
      <text:p text:style-name="P12">Grain: <text:bookmark-start text:name="__DdeLink__5_1523195684"/>1, 3, 5, 7, 9, 11, 13, 15, 17<text:bookmark-end text:name="__DdeLink__5_1523195684"/></text:p>
      <text:p text:style-name="P12">C/W: <text:bookmark-start text:name="__DdeLink__7_1523195684"/>2, 4, 6, 8, 11, 14, 18, 22, 27, 32<text:bookmark-end text:name="__DdeLink__7_1523195684"/></text:p>
      <text:p text:style-name="P12">Metal: <text:bookmark-start text:name="__DdeLink__9_1523195684"/>2, 4, 7, 11, 16, 21, 27, 34, 42<text:bookmark-end text:name="__DdeLink__9_1523195684"/> </text:p>
      <text:p text:style-name="P12">Fur: <text:bookmark-start text:name="__DdeLink__11_1523195684"/>3, 5, 8, 12, 17, 23, 30<text:bookmark-end text:name="__DdeLink__11_1523195684"/></text:p>
      <text:p text:style-name="P12">Silk: <text:bookmark-start text:name="__DdeLink__13_1523195684"/>3, 6, 10, 15, 21, 28, 36, 45<text:bookmark-end text:name="__DdeLink__13_1523195684"/></text:p>
      <text:p text:style-name="P12">Spice:<text:bookmark-start text:name="__DdeLink__15_1523195684"/> 4, 7, 11, 16, 22, 29, 37, 46, 56<text:bookmark-end text:name="__DdeLink__15_1523195684"/></text:p>
      <text:p text:style-name="P12">Ivory/Gold:<text:bookmark-start text:name="__DdeLink__17_1523195684"/> 4, 9, 16, 25, 36, 49, 64<text:bookmark-end text:name="__DdeLink__17_1523195684"/></text:p>
      <text:p text:style-name="P2"/>
      <text:p text:style-name="P1"/>
      <text:p text:style-name="P2">Epoch I (7 Commodities, 7 Events, 4 Leaders)</text:p>
      <text:p text:style-name="P2"><text:span text:style-name="T4">Stone</text:span> - <text:span text:style-name="T6">Recycle</text:span></text:p>
      <text:p text:style-name="P2"><text:span text:style-name="T4">Wool</text:span>  - <text:span text:style-name="T6">Recycle</text:span></text:p>
      <text:p text:style-name="P2"><text:span text:style-name="T4">Timber</text:span> - <text:span text:style-name="T6">Recycle</text:span></text:p>
      <text:p text:style-name="P2"><text:span text:style-name="T4">Grain</text:span> - <text:span text:style-name="T6">Recycle</text:span></text:p>
      <text:p text:style-name="P2"><text:span text:style-name="T4">Cloth/Wine </text:span>- <text:span text:style-name="T6">Recycle</text:span></text:p>
      <text:p text:style-name="P2"><text:span text:style-name="T4">Metal </text:span>- <text:span text:style-name="T6">Recycle</text:span></text:p>
      <text:p text:style-name="P3"><text:span text:style-name="T4">Fur</text:span><text:span text:style-name="T7"> - </text:span>Recycle</text:p>
      <text:p text:style-name="P4"/>
      <text:p text:style-name="P2"><text:span text:style-name="T4">Crusades</text:span> - <text:span text:style-name="T2">Not Recycled</text:span> - Replace card's text with: "Player of card asks other players to join the Crusades.  One-by-one, in reverse turn order, players choose.  All who join suffer 1 Misery but receive a face-up <text:span text:style-name="T4">●</text:span> marker, free, from Supply, in one Area VI province (province assignments, which occur after all players have chosen, are disbursed by the card's player--who does not receive Misery)."</text:p>
      <text:p text:style-name="P2"><text:span text:style-name="T1">NEW</text:span> - <text:span text:style-name="T4">Minor Markets</text:span> -  Payout schedule is same as for Grain; based on number of each player's Satellites. </text:p>
      <text:p text:style-name="P2"><text:span text:style-name="T4">Mongol </text:span><text:span text:style-name="T5">Empire</text:span> - <text:span text:style-name="T2">Recycle</text:span> - Replace Mongol Armies text with: "As commodities flow eastward, Wool, Timber, Grain and Cloth are all +1 payout level this turn; Westward flow: Silk and Spice are -1 level.  You may trigger either Wool, Timber, Grain or Cloth."  Card should include payout schedules for these three commodities.</text:p>
      <text:p text:style-name="P2"><text:span text:style-name="T4">Papal Decree</text:span> - <text:span text:style-name="T2">Not Recycled</text:span> - Remove final sentence of text referencing Epoch III.</text:p>
      <text:p text:style-name="P2"><text:span text:style-name="T4">Pirates / Vikings</text:span> - <text:span text:style-name="T6">Recycle</text:span></text:p>
      <text:p text:style-name="P2"><text:span text:style-name="T4">Rebellion</text:span> - <text:span text:style-name="T6">Recycle</text:span>   Add this text:  "All players check number of cards-in-hand; they pay, to Supply, for any total in excess of 3: 4 cards = 1 token paid, 5 = 2 tokens; 6 = 3, etc."</text:p>
      <text:p text:style-name="P2"><text:span text:style-name="T4">Stirrups</text:span> - <text:span text:style-name="T6">not Recycled  </text:span>Adjust text to remove mention of Armor and unplayable misery burden.</text:p>
      <text:p text:style-name="P1"/>
      <text:p text:style-name="P2"><text:span text:style-name="T4">Charlemagne</text:span> - <text:span text:style-name="T6">not Recycled</text:span> (Nationalism 2)</text:p>
      <text:p text:style-name="P2"><text:span text:style-name="T4">Marco Polo </text:span>- <text:span text:style-name="T6">not Recycled</text:span> (Overland East 2/4; Cosmopolitan 2/4) (in text of Card's biographical note: replace "only" with "most popular")</text:p>
      <text:p text:style-name="P2"><text:span text:style-name="T4">Rashid ad Din</text:span> - <text:span text:style-name="T6">not Recycled</text:span> (Written Record 1; Overland East 1)</text:p>
      <text:p text:style-name="P2"><text:span text:style-name="T4">St. Be</text:span><text:span text:style-name="T9">ne</text:span><text:span text:style-name="T4">dict</text:span> - <text:span text:style-name="T6">not Recycled</text:span> (Written Record 1; Patronage 1)</text:p>
      <text:p text:style-name="P5"/>
      <text:p text:style-name="P11"/>
      <text:p text:style-name="P2">Epoch II (6 Commodities, 8 Events, 4 Leaders)</text:p>
      <text:p text:style-name="P1"/>
      <text:p text:style-name="P2"><text:span text:style-name="T4">Cloth</text:span> - <text:span text:style-name="T6">Recycle</text:span></text:p>
      <text:p text:style-name="P2"><text:span text:style-name="T4">Wine</text:span> - <text:span text:style-name="T6">Recycle</text:span></text:p>
      <text:p text:style-name="P2"><text:span text:style-name="T4">Metal</text:span> - <text:span text:style-name="T6">Recycle</text:span></text:p>
      <text:p text:style-name="P2"><text:span text:style-name="T4">Silk</text:span> - <text:span text:style-name="T6">Recycle</text:span></text:p>
      <text:p text:style-name="P2"><text:span text:style-name="T4">Spice</text:span> - <text:span text:style-name="T6">Recycle</text:span></text:p>
      <text:p text:style-name="P2"><text:span text:style-name="T4">Ivory/Gold</text:span> - <text:span text:style-name="T6">Recycle</text:span></text:p>
      <text:p text:style-name="P1"/>
      <text:p text:style-name="P2"><text:span text:style-name="T4">Alchemist's Gold</text:span> - <text:span text:style-name="T2">Not Recycled</text:span> - replace text that reads "written cash" with "tax income".  Also, remove 2nd and 3rd sentences of text.  Reduce 5th sentence to "If all players have Laws of Matter, discard."</text:p>
      <text:p text:style-name="P2"><text:span text:style-name="T4">Black Death</text:span> - <text:span text:style-name="T6">Recycle</text:span></text:p>
      <text:p text:style-name="P3"><text:span text:style-name="T4">Enlightened Ruler</text:span><text:span text:style-name="T7"> - </text:span>Recycle<text:span text:style-name="T7">  (Remove "Civil War" from text)</text:span></text:p>
      <text:p text:style-name="P2"><text:span text:style-name="T4">Famine</text:span> - <text:span text:style-name="T6">Recycle</text:span></text:p>
      <text:p text:style-name="P2"><text:span text:style-name="T4">Long Bow</text:span> - <text:span text:style-name="T6">Not Recycled  </text:span>Adjust text to remove mention of Armor and unplayable misery burden.</text:p>
      <text:p text:style-name="P2"><text:span text:style-name="T4">Mysticism Abounds</text:span> - <text:span text:style-name="T6">Recycle </text:span>- Remove final sentence of text.</text:p>
      <text:p text:style-name="P2"><text:span text:style-name="T4">Religious Strife</text:span> -- <text:span text:style-name="T6">Recycle</text:span> - Remove final sentence of text</text:p>
      <text:p text:style-name="P2"><text:span text:style-name="T4">Revolutionary Uprisings</text:span> -- <text:span text:style-name="T2">Not Recycled</text:span>  - Add text: "All players check their number of cards-in-hand.  They pay, to Supply, for any total in excess of 3.  If 4, 1 token paid, 5 = 2 tokens; 6 = 3, etc."</text:p>
      <text:p text:style-name="P1"/>
      <text:p text:style-name="P2"><text:span text:style-name="T4">Copernicus</text:span> - <text:span text:style-name="T6">Not Recycled</text:span> - Heavens 2, Institutional Research 2 - <text:span text:style-name="T10">Enlightenment Track +1</text:span></text:p>
      <text:p text:style-name="P2"><text:span text:style-name="T4">Erasmus</text:span> - <text:span text:style-name="T6">Not Recycled</text:span> - Printed Word 2 - <text:span text:style-name="T10">Enlightenment Track +2</text:span></text:p>
      <text:p text:style-name="P2"><text:span text:style-name="T4">Gutenberg</text:span> - <text:span text:style-name="T6">Not Recycled</text:span> - Printed Word 3 - <text:span text:style-name="T10">Enlightenment Track +1</text:span></text:p>
      <text:p text:style-name="P2"><text:span text:style-name="T4">Prince Henry</text:span> - <text:span text:style-name="T6">Not Recycled</text:span> - Ocean Navigation 2, Institutional Research 2</text:p>
      <text:p text:style-name="P1"/>
      <text:p text:style-name="P2">Epoch III (3 Commodities; 3 Events; 5 Leaders) </text:p>
      <text:p text:style-name="P1"/>
      <text:p text:style-name="P2"><text:span text:style-name="T4">Silk</text:span> </text:p>
      <text:p text:style-name="P2"><text:span text:style-name="T4">Spice</text:span> </text:p>
      <text:p text:style-name="P4">Gold</text:p>
      <text:p text:style-name="P1"/>
      <text:p text:style-name="P2"><text:span text:style-name="T11">NEW</text:span><text:span text:style-name="T4"> - Chinese Treasure Fleet</text:span> - Text: "Payouts for Fur, Silk, Spice, Ivory and Gold are reduced one level this turn.  You may trigger a payout for either Timber, Grain or Wine."  Card should include these 3 payout schedules.</text:p>
      <text:p text:style-name="P2"><text:soft-page-break/><text:span text:style-name="T4">Gunpowder  </text:span>Adjust text to remove mention of Armor and unplayable misery burden.</text:p>
      <text:p text:style-name="P4"><text:span text:style-name="T8">NEW</text:span><text:span text:style-name="T7"> - </text:span>Marriage --&gt; Alliance <text:span text:style-name="T7">- Text: "You and another player of your choosing may each trigger a commodity payout of either Stone, Wool, Timber or Grain.  You choose first.  Choices may be for the same commodity.  Discard, if your negotiations fail."</text:span></text:p>
      <text:p text:style-name="P4"/>
      <text:p text:style-name="P2"><text:span text:style-name="T4">Columbus</text:span> - Ocean Navigation 3, New World 3</text:p>
      <text:p text:style-name="P2"><text:span text:style-name="T4">De Las Casas</text:span> - Cosmopolitan 3 - <text:span text:style-name="T10">Enlightenment Track +2</text:span></text:p>
      <text:p text:style-name="P2"><text:span text:style-name="T4">Da Vinci</text:span> - Master Art 2, Human Body 2 -- <text:span text:style-name="T10">Enlightenment Track +3</text:span></text:p>
      <text:p text:style-name="P2"><text:span text:style-name="T4">Ibn Majid</text:span> - Ocean Navigation 2, Cosmopolitan 2 -- <text:span text:style-name="T10">Enlightenment Track +1</text:span></text:p>
      <text:p text:style-name="P2"><text:span text:style-name="T4">Oldenberg</text:span> - <text:span text:style-name="T2">Institutional Research</text:span> 3 -- <text:span text:style-name="T10">Enlightenment Track +3</text:span></text:p>
      <text:p text:style-name="P4"/>
      <text:p text:style-name="P6"/>
      <text:p text:style-name="P2">You will notice that the card count has been reduced from 64 to 47 (Epoch I = 18, Epoch II = 18, Epoch III = 11).  This is meant to cut playing time.  I don't think we lose much flavor.  </text:p>
      <text:p text:style-name="P1"/>
      <text:p text:style-name="P2">A shortened playing time is also the reason why Crusades, Papal Decree, Alchemist's Gold and Revolutionary Uprisings are not recycled.  </text:p>
      <text:p text:style-name="P1"/>
      <text:p text:style-name="P2">These cards have been removed:</text:p>
      <text:p text:style-name="P9">Stone - Epoch I</text:p>
      <text:p text:style-name="P2">Wool - Epoch I</text:p>
      <text:p text:style-name="P2">Fur - Epoch I</text:p>
      <text:p text:style-name="P2">Silk - Epoch I</text:p>
      <text:p text:style-name="P2">Spice - Epoch I</text:p>
      <text:p text:style-name="P2">Armor</text:p>
      <text:p text:style-name="P2">Civil War</text:p>
      <text:p text:style-name="P2">War!</text:p>
      <text:p text:style-name="P9">Dionysus Exiguus</text:p>
      <text:p text:style-name="P9">Walter The Penniless</text:p>
      <text:p text:style-name="P10"/>
      <text:p text:style-name="P2">Timber x 2 - Epoch II</text:p>
      <text:p text:style-name="P2">Grain - Epoch II</text:p>
      <text:p text:style-name="P2">William Caxton </text:p>
      <text:p text:style-name="P7"/>
      <text:p text:style-name="P2">Cloth - Epoch III</text:p>
      <text:p text:style-name="P2">Wine - Epoch III</text:p>
      <text:p text:style-name="P2">Metal - Epoch III</text:p>
      <text:p text:style-name="P2">Galileo Galilei</text:p>
      <text:p text:style-name="P2">Isaac Newton</text:p>
      <text:p text:style-name="P2">Andreas Vesalius</text:p>
      <text:p text:style-name="P8"/>
      <text:p text:style-name="P1"/>
      <text:p text:style-name="P2">War! is often criticized as too luck dependent and out of character for the game.  In reimagining AoR I've moved the game's competition away from direct conflict (though DRing provides plenty of that).  Thus, not only War!, but Civil War as well are gone.  Likewise, Alchemist's Gold is a non-recycled, one-time event.</text:p>
      <text:p text:style-name="P1"/>
      <text:p text:style-name="P2">Since Galileo's main credit was for Renaissance, which is no longer part of the game, his card, and Newton's (the Enlightenment advance is gone), have been removed.  Note that the Renaissance attribute is now assigned to the player who is ahead (not tied) on the Enlightenment Track.  </text:p>
      <text:p text:style-name="P1"/>
      <text:p text:style-name="P2">The three new cards may seem counter-productive if cutting cards is the goal.  But, each new card serves an important purpose.  The <text:span text:style-name="T1">"Minor Markets"</text:span> card encourages players to place satellite markers, which because there are fewer turns, would otherwise seem hard to justify.  The <text:span text:style-name="T1">"Chinese Treasure Fleet"</text:span> card, likewise, encourages players to consider all commodities during the final few turns, not just those that pay out big (again, this is needed because of fewer turns).  And finally, the <text:span text:style-name="T1">"Marriage --&gt; Alliance"</text:span> card encourages cooperation among players trying to catch up with the leader during the final turns (competitive cooperation); it is necessary due to the removal of several 'take that' cards (War, Civil War) that are often played against a leader.</text:p>
      <text:p text:style-name="P1"/>
      <text:p text:style-name="P2">All reference to "unplayable misery burdens" have been removed.  Misery Burdens were an inelegant <text:span text:style-name="T2">and very frustrating</text:span> mechanism that is no longer needed.  Instead, the number of cards in a player's hand is one of the possible ways that turn order is decided, with fewer better.  There are also two cards, one recycled and one not, that trigger a number-of-cards-in-hand 'tax' for players who hold more than three.  Of course the player of Rebellion or Revolutionary Uprisings can first play enough cards to reduce hand size to three, a tactic similar to that often used in playing Enlightened Ruler.</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PMincho" svg:font-family="'MS PMincho'"/>
    <style:font-face style:name="Mangal1" svg:font-family="Mangal"/>
    <style:font-face style:name="Myriad Pro" svg:font-family="'Myriad Pr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ond  Meistad</meta:initial-creator>
    <meta:creation-date>2015-04-10T20:09:01.29</meta:creation-date>
    <dc:date>2015-04-10T20:41:37.06</dc:date>
    <dc:creator>Trond  Meistad</dc:creator>
    <meta:editing-duration>PT32M35S</meta:editing-duration>
    <meta:editing-cycles>3</meta:editing-cycles>
    <meta:generator>OpenOffice/4.1.1$Win32 OpenOffice.org_project/411m6$Build-9775</meta:generator>
    <meta:document-statistic meta:table-count="0" meta:image-count="0" meta:object-count="0" meta:page-count="2" meta:paragraph-count="87" meta:word-count="1221" meta:character-count="6847"/>
  </office:meta>
</office:document-meta>
</file>